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ce244" officeooo:paragraph-rsid="001ce244"/>
    </style:style>
    <style:style style:name="P2" style:family="paragraph" style:parent-style-name="Standard" style:list-style-name="L1">
      <style:text-properties officeooo:rsid="001ce244" officeooo:paragraph-rsid="001ce244"/>
    </style:style>
    <style:style style:name="P3" style:family="paragraph" style:parent-style-name="Standard" style:list-style-name="L1">
      <style:text-properties officeooo:paragraph-rsid="001ce244"/>
    </style:style>
    <style:style style:name="P4" style:family="paragraph" style:parent-style-name="Standard">
      <style:text-properties officeooo:rsid="001d3378" officeooo:paragraph-rsid="001d3378"/>
    </style:style>
    <style:style style:name="P5" style:family="paragraph" style:parent-style-name="Standard">
      <style:text-properties fo:font-size="12pt" fo:font-weight="bold" officeooo:rsid="001d3378" officeooo:paragraph-rsid="001e1f84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255426" officeooo:paragraph-rsid="00255426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officeooo:rsid="001d3378" officeooo:paragraph-rsid="001d3378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d3378" officeooo:paragraph-rsid="001e1f84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1c7d5" officeooo:paragraph-rsid="0021c7d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1c7d5" officeooo:paragraph-rsid="002276ef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1c7d5" officeooo:paragraph-rsid="002343ea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276ef" officeooo:paragraph-rsid="002276ef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1c7d5" officeooo:paragraph-rsid="0021c7d5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55426" officeooo:paragraph-rsid="00255426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6691c" officeooo:paragraph-rsid="0026691c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42d7e" officeooo:paragraph-rsid="00242d7e" fo:background-color="#fff20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8pt" fo:font-weight="bold" officeooo:rsid="001d3378" officeooo:paragraph-rsid="001d3378" style:font-size-asian="18pt" style:font-weight-asian="bold" style:font-size-complex="18pt" style:font-weight-complex="bold"/>
    </style:style>
    <style:style style:name="P18" style:family="paragraph" style:parent-style-name="Standard">
      <style:text-properties officeooo:rsid="001e1f84" officeooo:paragraph-rsid="001e1f84"/>
    </style:style>
    <style:style style:name="P19" style:family="paragraph" style:parent-style-name="Standard">
      <style:text-properties officeooo:rsid="001e1f84" officeooo:paragraph-rsid="001e1f84" fo:background-color="#fff200"/>
    </style:style>
    <style:style style:name="P20" style:family="paragraph" style:parent-style-name="Standard">
      <style:text-properties officeooo:rsid="001d3378" officeooo:paragraph-rsid="001d3378" fo:background-color="#fff200"/>
    </style:style>
    <style:style style:name="P21" style:family="paragraph" style:parent-style-name="Standard">
      <style:paragraph-properties fo:break-before="page"/>
      <style:text-properties fo:font-size="18pt" fo:font-weight="bold" officeooo:rsid="001d3378" officeooo:paragraph-rsid="001e1f84" style:font-size-asian="18pt" style:font-weight-asian="bold" style:font-size-complex="18pt" style:font-weight-complex="bold"/>
    </style:style>
    <style:style style:name="P22" style:family="paragraph" style:parent-style-name="Standard">
      <style:paragraph-properties fo:break-before="page"/>
      <style:text-properties fo:font-size="18pt" fo:font-weight="bold" officeooo:rsid="001d3378" officeooo:paragraph-rsid="002343ea" style:font-size-asian="18pt" style:font-weight-asian="bold" style:font-size-complex="18pt" style:font-weight-complex="bold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9pt" style:font-size-asian="9pt" style:font-size-complex="9pt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9pt" officeooo:paragraph-rsid="001d3378" style:font-size-asian="9pt" style:font-size-complex="9pt"/>
    </style:style>
    <style:style style:name="P26" style:family="paragraph" style:parent-style-name="Preformatted_20_Text">
      <style:text-properties fo:color="#000000" fo:font-size="12pt" style:font-size-asian="12pt" style:font-size-complex="12pt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1c7d5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background-color="transparent"/>
    </style:style>
    <style:style style:name="P29" style:family="paragraph" style:parent-style-name="Preformatted_20_Text">
      <style:text-properties fo:color="#000000" fo:font-size="10pt" style:font-size-asian="10pt" style:font-size-complex="10pt"/>
    </style:style>
    <style:style style:name="P30" style:family="paragraph" style:parent-style-name="Preformatted_20_Text">
      <style:text-properties fo:color="#000000" fo:font-size="10pt" fo:background-color="#fff200" style:font-size-asian="10pt" style:font-size-complex="10pt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55426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9pt" style:font-size-asian="9pt" style:font-size-complex="9pt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background-color="transparent"/>
    </style:style>
    <style:style style:name="P35" style:family="paragraph" style:parent-style-name="Preformatted_20_Text">
      <style:text-properties fo:font-size="10pt" style:font-size-asian="10pt" style:font-size-complex="10pt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0pt" style:font-size-asian="10pt" style:font-size-complex="10pt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26691c"/>
    </style:style>
    <style:style style:name="P38" style:family="paragraph" style:parent-style-name="Preformatted_20_Text">
      <loext:graphic-properties draw:fill="solid" draw:fill-color="#ffffff" draw:opacity="100%"/>
      <style:paragraph-properties fo:margin-top="0in" fo:margin-bottom="0.078in" loext:contextual-spacing="false" fo:background-color="#ffffff"/>
    </style:style>
    <style:style style:name="P3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</style:style>
    <style:style style:name="P4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font-size="9pt" style:font-size-asian="9pt" style:font-size-complex="9pt"/>
    </style:style>
    <style:style style:name="P4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background-color="transparent"/>
    </style:style>
    <style:style style:name="T1" style:family="text">
      <style:text-properties officeooo:rsid="001ce244"/>
    </style:style>
    <style:style style:name="T2" style:family="text">
      <style:text-properties officeooo:rsid="001d3378"/>
    </style:style>
    <style:style style:name="T3" style:family="text">
      <style:text-properties fo:color="#800000" fo:font-weight="bold"/>
    </style:style>
    <style:style style:name="T4" style:family="text">
      <style:text-properties fo:color="#800000" fo:font-weight="bold" fo:background-color="#fff200" loext:char-shading-value="0"/>
    </style:style>
    <style:style style:name="T5" style:family="text">
      <style:text-properties fo:color="#800000" fo:font-weight="bold" fo:background-color="#fff200" loext:char-shading-value="0"/>
    </style:style>
    <style:style style:name="T6" style:family="text">
      <style:text-properties fo:color="#800000" fo:font-weight="bold" fo:background-color="transparent" loext:char-shading-value="0"/>
    </style:style>
    <style:style style:name="T7" style:family="text">
      <style:text-properties fo:color="#800000" fo:font-size="10pt" fo:font-weight="bold" style:font-size-asian="10pt" style:font-size-complex="10pt"/>
    </style:style>
    <style:style style:name="T8" style:family="text">
      <style:text-properties fo:color="#004a43"/>
    </style:style>
    <style:style style:name="T9" style:family="text">
      <style:text-properties fo:color="#808030"/>
    </style:style>
    <style:style style:name="T10" style:family="text">
      <style:text-properties fo:color="#808030" fo:background-color="#fff200" loext:char-shading-value="0"/>
    </style:style>
    <style:style style:name="T11" style:family="text">
      <style:text-properties fo:color="#808030" fo:background-color="#fff200" loext:char-shading-value="0"/>
    </style:style>
    <style:style style:name="T12" style:family="text">
      <style:text-properties fo:color="#800080"/>
    </style:style>
    <style:style style:name="T13" style:family="text">
      <style:text-properties fo:color="#800080" fo:background-color="#fff200" loext:char-shading-value="0"/>
    </style:style>
    <style:style style:name="T14" style:family="text">
      <style:text-properties fo:color="#800080" fo:background-color="#fff200" loext:char-shading-value="0"/>
    </style:style>
    <style:style style:name="T15" style:family="text">
      <style:text-properties fo:color="#800080" fo:font-size="10pt" style:font-size-asian="10pt" style:font-size-complex="10pt"/>
    </style:style>
    <style:style style:name="T16" style:family="text">
      <style:text-properties fo:color="#800080" fo:background-color="transparent" loext:char-shading-value="0"/>
    </style:style>
    <style:style style:name="T17" style:family="text">
      <style:text-properties fo:color="#696969"/>
    </style:style>
    <style:style style:name="T18" style:family="text">
      <style:text-properties fo:color="#696969" fo:background-color="#fff200" loext:char-shading-value="0"/>
    </style:style>
    <style:style style:name="T19" style:family="text">
      <style:text-properties fo:color="#696969" fo:background-color="#fff200" loext:char-shading-value="0"/>
    </style:style>
    <style:style style:name="T20" style:family="text">
      <style:text-properties fo:color="#bb7977"/>
    </style:style>
    <style:style style:name="T21" style:family="text">
      <style:text-properties fo:color="#bb7977" fo:font-weight="bold"/>
    </style:style>
    <style:style style:name="T22" style:family="text">
      <style:text-properties fo:color="#bb7977" fo:font-weight="bold" fo:background-color="#fff200" loext:char-shading-value="0"/>
    </style:style>
    <style:style style:name="T23" style:family="text">
      <style:text-properties fo:color="#bb7977" fo:background-color="#fff200" loext:char-shading-value="0"/>
    </style:style>
    <style:style style:name="T24" style:family="text">
      <style:text-properties fo:color="#0000e6"/>
    </style:style>
    <style:style style:name="T25" style:family="text">
      <style:text-properties fo:color="#7f9fbf" fo:font-weight="bold"/>
    </style:style>
    <style:style style:name="T26" style:family="text">
      <style:text-properties fo:color="#000000"/>
    </style:style>
    <style:style style:name="T27" style:family="text">
      <style:text-properties officeooo:rsid="001e1f84"/>
    </style:style>
    <style:style style:name="T28" style:family="text">
      <style:text-properties fo:color="#008c00"/>
    </style:style>
    <style:style style:name="T29" style:family="text">
      <style:text-properties fo:background-color="#fff200" loext:char-shading-value="0"/>
    </style:style>
    <style:style style:name="T30" style:family="text">
      <style:text-properties fo:background-color="#fff200" loext:char-shading-value="0"/>
    </style:style>
    <style:style style:name="T31" style:family="text">
      <style:text-properties officeooo:rsid="00255426" fo:background-color="#fff200" loext:char-shading-value="0"/>
    </style:style>
    <style:style style:name="T32" style:family="text">
      <style:text-properties officeooo:rsid="0026691c" fo:background-color="#fff200" loext:char-shading-value="0"/>
    </style:style>
    <style:style style:name="T33" style:family="text">
      <style:text-properties officeooo:rsid="0026691c" fo:background-color="#fff200" loext:char-shading-value="0"/>
    </style:style>
    <style:style style:name="T34" style:family="text">
      <style:text-properties officeooo:rsid="002276ef"/>
    </style:style>
    <style:style style:name="T35" style:family="text">
      <style:text-properties officeooo:rsid="002343ea"/>
    </style:style>
    <style:style style:name="T36" style:family="text">
      <style:text-properties officeooo:rsid="00255426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background-color="transparent" loext:char-shading-value="0"/>
    </style:style>
    <style:style style:name="T39" style:family="text">
      <style:text-properties officeooo:rsid="002669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Coding Video – </text:p>
      <text:p text:style-name="P1">Outline for entire game:</text:p>
      <text:list xml:id="list4282677295" text:style-name="L1">
        <text:list-item>
          <text:p text:style-name="P2">About the game video</text:p>
        </text:list-item>
        <text:list-item>
          <text:p text:style-name="P2">MVC discussion</text:p>
        </text:list-item>
        <text:list-item>
          <text:p text:style-name="P3"><text:span text:style-name="T1">Make jframe, Canvas and set up a simple working canvas</text:span></text:p>
        </text:list-item>
        <text:list-item>
          <text:p text:style-name="P2">get the ghost moving around</text:p>
        </text:list-item>
        <text:list-item>
          <text:p text:style-name="P2">setup back ground</text:p>
        </text:list-item>
        <text:list-item>
          <text:p text:style-name="P2">setup enemies</text:p>
        </text:list-item>
        <text:list-item>
          <text:p text:style-name="P2">collision</text:p>
        </text:list-item>
        <text:list-item>
          <text:p text:style-name="P2">get enemies moving</text:p>
        </text:list-item>
        <text:list-item>
          <text:p text:style-name="P2">attack action</text:p>
        </text:list-item>
        <text:list-item>
          <text:p text:style-name="P2">get camera moving</text:p>
        </text:list-item>
      </text:list>
      <text:p text:style-name="P1"/>
      <text:p text:style-name="P1"/>
      <text:p text:style-name="P17"><text:span text:style-name="T27">First Coding Video: </text:span>Set up the Canvas and Jframe</text:p>
      <text:p text:style-name="P17"/>
      <text:p text:style-name="P7">The goal of this video is to get a window open with a canvas</text:p>
      <text:p text:style-name="P4"/>
      <text:p text:style-name="P20">View.java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4"><text:span text:style-name="T3">import</text:span><text:span text:style-name="T8"> java</text:span><text:span text:style-name="T9">.</text:span><text:span text:style-name="T8">awt</text:span><text:span text:style-name="T9">.</text:span><text:span text:style-name="T3">*</text:span><text:span text:style-name="T12">;</text:span> <text:s text:c="6"/><text:span text:style-name="T17">// Using AWT's Graphics and Color</text:span></text:p>
            <text:p text:style-name="P24"><text:span text:style-name="T3">import</text:span><text:span text:style-name="T8"> java</text:span><text:span text:style-name="T9">.</text:span><text:span text:style-name="T8">awt</text:span><text:span text:style-name="T9">.</text:span><text:span text:style-name="T8">event</text:span><text:span text:style-name="T9">.</text:span><text:span text:style-name="T3">*</text:span><text:span text:style-name="T12">;</text:span> <text:span text:style-name="T17">// Using AWT's event classes and listener interfaces</text:span></text:p>
            <text:p text:style-name="P24"><text:span text:style-name="T3">import</text:span><text:span text:style-name="T8"> javax</text:span><text:span text:style-name="T9">.</text:span><text:span text:style-name="T8">swing</text:span><text:span text:style-name="T9">.</text:span><text:span text:style-name="T3">*</text:span><text:span text:style-name="T12">;</text:span> <text:s text:c="3"/><text:span text:style-name="T17">// Using Swing's components and containers</text:span></text:p>
            <text:p text:style-name="P33"/>
            <text:p text:style-name="P33"/>
            <text:p text:style-name="P24"><text:span text:style-name="T3">public</text:span> <text:span text:style-name="T3">class</text:span> View <text:span text:style-name="T3">extends</text:span> JFrame<text:span text:style-name="T12">{</text:span></text:p>
            <text:p text:style-name="P33"/>
            <text:p text:style-name="P24"><text:s text:c="4"/><text:span text:style-name="T3">private</text:span> DrawCanvas canvas<text:span text:style-name="T12">;</text:span></text:p>
            <text:p text:style-name="P33"/>
            <text:p text:style-name="P24"><text:s text:c="4"/><text:span text:style-name="T3">public</text:span> View<text:span text:style-name="T9">()</text:span><text:span text:style-name="T12">{</text:span></text:p>
            <text:p text:style-name="P24"><text:s text:c="8"/>setupCanvas<text:span text:style-name="T9">()</text:span><text:span text:style-name="T12">;</text:span></text:p>
            <text:p text:style-name="P24"><text:s text:c="8"/>setupJFrame<text:span text:style-name="T9">()</text:span><text:span text:style-name="T12">;</text:span></text:p>
            <text:p text:style-name="P24"><text:s text:c="4"/><text:span text:style-name="T12">}</text:span></text:p>
            <text:p text:style-name="P33"/>
            <text:p text:style-name="P24"><text:s text:c="4"/><text:span text:style-name="T3">private</text:span> <text:span text:style-name="T20">void</text:span> setupCanvas<text:span text:style-name="T9">()</text:span><text:span text:style-name="T12">{</text:span></text:p>
            <text:p text:style-name="P24"><text:s text:c="8"/><text:span text:style-name="T17">//Set up the drawing Canvas (JPanel)</text:span></text:p>
            <text:p text:style-name="P24"><text:s text:c="8"/>canvas <text:span text:style-name="T9">=</text:span> <text:span text:style-name="T3">new</text:span> DrawCanvas<text:span text:style-name="T9">()</text:span><text:span text:style-name="T12">;</text:span></text:p>
            <text:p text:style-name="P25"><text:s text:c="8"/>canvas<text:span text:style-name="T9">.</text:span>setPreferredSize<text:span text:style-name="T9">(</text:span><text:span text:style-name="T3">new</text:span> </text:p>
            <text:p text:style-name="P25"><text:span text:style-name="T2"><text:s text:c="22"/>D</text:span>imension<text:span text:style-name="T9">(</text:span>Settings<text:span text:style-name="T9">.</text:span>CANVAS_WIDTH<text:span text:style-name="T9">,</text:span>Settings<text:span text:style-name="T9">.</text:span>CANVAS_HEIGHT<text:span text:style-name="T9">))</text:span><text:span text:style-name="T12">;</text:span></text:p>
            <text:p text:style-name="P24"><text:s text:c="4"/><text:span text:style-name="T12">}</text:span></text:p>
            <text:p text:style-name="P33"/>
            <text:p text:style-name="P24"><text:s text:c="4"/><text:span text:style-name="T3">private</text:span> <text:span text:style-name="T20">void</text:span> setupJFrame<text:span text:style-name="T9">()</text:span><text:span text:style-name="T12">{</text:span></text:p>
            <text:p text:style-name="P24"><text:s text:c="8"/><text:span text:style-name="T17">//Add panels to this JFrame</text:span></text:p>
            <text:p text:style-name="P24"><text:s text:c="8"/>Container container <text:span text:style-name="T9">=</text:span> getContentPane<text:span text:style-name="T9">()</text:span><text:span text:style-name="T12">;</text:span></text:p>
            <text:p text:style-name="P24"><text:s text:c="8"/>container<text:span text:style-name="T9">.</text:span>setLayout<text:span text:style-name="T9">(</text:span><text:span text:style-name="T3">new</text:span> BorderLayout<text:span text:style-name="T9">())</text:span><text:span text:style-name="T12">;</text:span></text:p>
            <text:p text:style-name="P24"><text:s text:c="8"/>container<text:span text:style-name="T9">.</text:span>add<text:span text:style-name="T9">(</text:span>canvas<text:span text:style-name="T9">,</text:span> BorderLayout<text:span text:style-name="T9">.</text:span>CENTER<text:span text:style-name="T9">)</text:span><text:span text:style-name="T12">;</text:span></text:p>
            <text:p text:style-name="P24"><text:s text:c="8"/><text:span text:style-name="T17">//Setup JFrame Specs</text:span></text:p>
            <text:p text:style-name="P24"><text:s text:c="8"/>setDefaultCloseOperation<text:span text:style-name="T9">(</text:span>JFrame<text:span text:style-name="T9">.</text:span>EXIT_ON_CLOSE<text:span text:style-name="T9">)</text:span><text:span text:style-name="T12">;</text:span></text:p>
            <text:p text:style-name="P24"><text:s text:c="8"/>setTitle<text:span text:style-name="T9">(</text:span><text:span text:style-name="T24">"A Game in Java Swing!"</text:span><text:span text:style-name="T9">)</text:span><text:span text:style-name="T12">;</text:span></text:p>
            <text:p text:style-name="P24"><text:s text:c="8"/>pack<text:span text:style-name="T9">()</text:span><text:span text:style-name="T12">;</text:span> <text:s text:c="12"/><text:span text:style-name="T17">//Pack all of the components in the JFrame</text:span></text:p>
            <text:p text:style-name="P24"><text:s text:c="8"/>setVisible<text:span text:style-name="T9">(</text:span><text:span text:style-name="T3">true</text:span><text:span text:style-name="T9">)</text:span><text:span text:style-name="T12">;</text:span> <text:s text:c="2"/><text:span text:style-name="T17">//Render the JFrame</text:span></text:p>
            <text:p text:style-name="P24"><text:s text:c="8"/>requestFocus<text:span text:style-name="T9">()</text:span><text:span text:style-name="T12">;</text:span> <text:s text:c="4"/><text:span text:style-name="T17">// "super" JFrame request focus to recieve KeyEvent</text:span></text:p>
            <text:p text:style-name="P24"><text:s text:c="4"/><text:span text:style-name="T12">}</text:span> </text:p>
            <text:p text:style-name="P33"/>
            <text:p text:style-name="P40"><text:span text:style-name="T12">}</text:span></text:p>
          </table:table-cell>
        </table:table-row>
      </table:table>
      <text:p text:style-name="P4"/>
      <text:p text:style-name="P4"/>
      <text:p text:style-name="P20"><text:soft-page-break/>DrawCanvas.java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3"><text:span text:style-name="T3">import</text:span><text:span text:style-name="T8"> javax</text:span><text:span text:style-name="T9">.</text:span><text:span text:style-name="T8">swing</text:span><text:span text:style-name="T9">.</text:span><text:span text:style-name="T8">JPanel</text:span><text:span text:style-name="T12">;</text:span></text:p>
            <text:p text:style-name="P23"><text:span text:style-name="T3">import</text:span><text:span text:style-name="T8"> java</text:span><text:span text:style-name="T9">.</text:span><text:span text:style-name="T8">awt</text:span><text:span text:style-name="T9">.</text:span><text:span text:style-name="T3">*</text:span><text:span text:style-name="T12">;</text:span></text:p>
            <text:p text:style-name="P32"/>
            <text:p text:style-name="P32"><text:span text:style-name="T3">public</text:span><text:span text:style-name="T26"> </text:span><text:span text:style-name="T3">class</text:span><text:span text:style-name="T26"> DrawCanvas </text:span><text:span text:style-name="T3">extends</text:span><text:span text:style-name="T26"> JPanel</text:span><text:span text:style-name="T12">{</text:span></text:p>
            <text:p text:style-name="P23"><text:s text:c="4"/><text:span text:style-name="T25">@Override</text:span></text:p>
            <text:p text:style-name="P23"><text:s text:c="4"/><text:span text:style-name="T3">public</text:span> <text:span text:style-name="T20">void</text:span> paintComponent<text:span text:style-name="T9">(</text:span>Graphics graphics<text:span text:style-name="T9">)</text:span><text:span text:style-name="T12">{</text:span></text:p>
            <text:p text:style-name="P23"><text:s text:c="8"/><text:span text:style-name="T3">super</text:span><text:span text:style-name="T9">.</text:span>paintComponent<text:span text:style-name="T9">(</text:span>graphics<text:span text:style-name="T9">)</text:span><text:span text:style-name="T12">;</text:span></text:p>
            <text:p text:style-name="P23"><text:s text:c="8"/>setBackground<text:span text:style-name="T9">(</text:span>Settings<text:span text:style-name="T9">.</text:span>BG_COLOR<text:span text:style-name="T9">)</text:span><text:span text:style-name="T12">;</text:span></text:p>
            <text:p text:style-name="P23"><text:s text:c="4"/><text:span text:style-name="T12">}</text:span></text:p>
            <text:p text:style-name="P39"><text:span text:style-name="T12">}</text:span></text:p>
          </table:table-cell>
        </table:table-row>
      </table:table>
      <text:p text:style-name="P4"/>
      <text:p text:style-name="P4"/>
      <text:p text:style-name="P19">Settings.java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3"><text:span text:style-name="T3">import</text:span><text:span text:style-name="T8"> java</text:span><text:span text:style-name="T9">.</text:span><text:span text:style-name="T8">awt</text:span><text:span text:style-name="T9">.</text:span><text:span text:style-name="T8">Color</text:span><text:span text:style-name="T12">;</text:span></text:p>
            <text:p text:style-name="P32"/>
            <text:p text:style-name="P23"><text:span text:style-name="T3">public</text:span> <text:span text:style-name="T3">class</text:span> Settings<text:span text:style-name="T12">{</text:span></text:p>
            <text:p text:style-name="P23"><text:s text:c="4"/></text:p>
            <text:p text:style-name="P23"><text:s text:c="4"/><text:span text:style-name="T17">//Constants for the main viewing window</text:span></text:p>
            <text:p text:style-name="P23"><text:s text:c="4"/><text:span text:style-name="T3">public</text:span> <text:span text:style-name="T3">static</text:span> <text:span text:style-name="T3">final</text:span> <text:span text:style-name="T20">int</text:span> CANVAS_WIDTH <text:span text:style-name="T9">=</text:span> <text:span text:style-name="T28">800</text:span><text:span text:style-name="T12">;</text:span></text:p>
            <text:p text:style-name="P23"><text:s text:c="4"/><text:span text:style-name="T3">public</text:span> <text:span text:style-name="T3">static</text:span> <text:span text:style-name="T3">final</text:span> <text:span text:style-name="T20">int</text:span> CANVAS_HEIGHT <text:span text:style-name="T9">=</text:span> <text:span text:style-name="T28">640</text:span><text:span text:style-name="T12">;</text:span></text:p>
            <text:p text:style-name="P23"><text:s text:c="4"/><text:span text:style-name="T3">public</text:span> <text:span text:style-name="T3">static</text:span> <text:span text:style-name="T3">final</text:span> Color BG_COLOR <text:span text:style-name="T9">=</text:span> Color<text:span text:style-name="T9">.</text:span>WHITE<text:span text:style-name="T12">;</text:span></text:p>
            <text:p text:style-name="P32"/>
            <text:p text:style-name="P39"><text:span text:style-name="T12">}</text:span></text:p>
          </table:table-cell>
        </table:table-row>
      </table:table>
      <text:p text:style-name="P18"/>
      <text:p text:style-name="P18"/>
      <text:p text:style-name="P19">Main.java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3"><text:span text:style-name="T3">import</text:span><text:span text:style-name="T8"> javax</text:span><text:span text:style-name="T9">.</text:span><text:span text:style-name="T8">swing</text:span><text:span text:style-name="T9">.</text:span><text:span text:style-name="T8">SwingUtilities</text:span><text:span text:style-name="T12">;</text:span></text:p>
            <text:p text:style-name="P32"/>
            <text:p text:style-name="P23"><text:span text:style-name="T3">public</text:span> <text:span text:style-name="T3">class</text:span> Main<text:span text:style-name="T12">{</text:span></text:p>
            <text:p text:style-name="P32"/>
            <text:p text:style-name="P23"><text:s text:c="4"/><text:span text:style-name="T3">public</text:span> <text:span text:style-name="T3">static</text:span> <text:span text:style-name="T20">void</text:span> main<text:span text:style-name="T9">(</text:span><text:span text:style-name="T21">String</text:span><text:span text:style-name="T9">[]</text:span> args<text:span text:style-name="T9">)</text:span><text:span text:style-name="T12">{</text:span></text:p>
            <text:p text:style-name="P23"><text:s text:c="8"/><text:span text:style-name="T17">//Run GUI construction on the Event-Dispatching Thread for thread safety</text:span></text:p>
            <text:p text:style-name="P23"><text:s text:c="8"/>SwingUtilities<text:span text:style-name="T9">.</text:span>invokeLater<text:span text:style-name="T9">(</text:span><text:span text:style-name="T3">new</text:span> <text:span text:style-name="T21">Runnable</text:span><text:span text:style-name="T9">()</text:span><text:span text:style-name="T12">{</text:span> <text:s text:c="6"/></text:p>
            <text:p text:style-name="P23"><text:s text:c="12"/><text:span text:style-name="T25">@Override</text:span></text:p>
            <text:p text:style-name="P23"><text:s text:c="12"/><text:span text:style-name="T3">public</text:span> <text:span text:style-name="T20">void</text:span> run<text:span text:style-name="T9">()</text:span> <text:span text:style-name="T12">{</text:span></text:p>
            <text:p text:style-name="P23"><text:s text:c="16"/><text:span text:style-name="T3">new</text:span> View<text:span text:style-name="T9">()</text:span><text:span text:style-name="T12">;</text:span> <text:s text:c="4"/><text:span text:style-name="T17">//The constructor will run the job</text:span></text:p>
            <text:p text:style-name="P23"><text:s text:c="16"/></text:p>
            <text:p text:style-name="P23"><text:s text:c="12"/><text:span text:style-name="T12">}</text:span></text:p>
            <text:p text:style-name="P23"><text:s text:c="8"/><text:span text:style-name="T12">}</text:span><text:span text:style-name="T9">)</text:span><text:span text:style-name="T12">;</text:span></text:p>
            <text:p text:style-name="P23"><text:s text:c="4"/><text:span text:style-name="T12">}</text:span></text:p>
            <text:p text:style-name="P32"/>
            <text:p text:style-name="P39"><text:span text:style-name="T12">}</text:span></text:p>
          </table:table-cell>
        </table:table-row>
      </table:table>
      <text:p text:style-name="P18"/>
      <text:p text:style-name="P18"/>
      <text:p text:style-name="P21"><text:span text:style-name="T27">Second Coding Video: Add the a Sprite rectangle image using inheritance </text:span></text:p>
      <text:p text:style-name="P9"/>
      <text:p text:style-name="P9"><text:span text:style-name="T30">Sprite.java</text:span> <text:tab/><text:tab/><text:tab/>Sprite Class is the parent to all Sprites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9"><text:span text:style-name="T3">import</text:span><text:span text:style-name="T8"> java</text:span><text:span text:style-name="T9">.</text:span><text:span text:style-name="T8">awt</text:span><text:span text:style-name="T9">.</text:span><text:span text:style-name="T3">*</text:span><text:span text:style-name="T12">;</text:span></text:p>
            <text:p text:style-name="P23"><text:span text:style-name="T3">import</text:span><text:span text:style-name="T8"> java</text:span><text:span text:style-name="T9">.</text:span><text:span text:style-name="T8">awt</text:span><text:span text:style-name="T9">.</text:span><text:span text:style-name="T8">Graphics</text:span><text:span text:style-name="T12">;</text:span></text:p>
            <text:p text:style-name="P23"><text:span text:style-name="T3">import</text:span><text:span text:style-name="T8"> javax</text:span><text:span text:style-name="T9">.</text:span><text:span text:style-name="T8">swing</text:span><text:span text:style-name="T9">.</text:span><text:span text:style-name="T3">*</text:span><text:span text:style-name="T12">;</text:span></text:p>
            <text:p text:style-name="P32"/>
            <text:p text:style-name="P23"><text:span text:style-name="T3">public</text:span> <text:span text:style-name="T3">abstract</text:span> <text:span text:style-name="T3">class</text:span> Sprite<text:span text:style-name="T12">{</text:span></text:p>
            <text:p text:style-name="P32"/>
            <text:p text:style-name="P23"><text:s text:c="4"/><text:span text:style-name="T3">protected</text:span> <text:span text:style-name="T20">int</text:span> x<text:span text:style-name="T9">,</text:span> y<text:span text:style-name="T9">,</text:span> width<text:span text:style-name="T9">,</text:span> height<text:span text:style-name="T12">;</text:span></text:p>
            <text:p text:style-name="P23"><text:s text:c="4"/><text:span text:style-name="T3">protected</text:span> Color bg_color<text:span text:style-name="T12">;</text:span></text:p>
            <text:p text:style-name="P23"><text:s text:c="4"/><text:span text:style-name="T3">protected</text:span> Image image<text:span text:style-name="T12">;</text:span></text:p>
            <text:p text:style-name="P23"><text:s text:c="4"/></text:p>
            <text:p text:style-name="P23"><text:s text:c="4"/><text:span text:style-name="T3">public</text:span> Sprite<text:span text:style-name="T9">(</text:span><text:span text:style-name="T20">int</text:span> x<text:span text:style-name="T9">,</text:span> <text:span text:style-name="T20">int</text:span> y<text:span text:style-name="T9">,</text:span> <text:span text:style-name="T20">int</text:span> width<text:span text:style-name="T9">,</text:span> <text:span text:style-name="T20">int</text:span> height<text:span text:style-name="T9">)</text:span><text:span text:style-name="T12">{</text:span></text:p>
            <text:p text:style-name="P23"><text:s text:c="8"/><text:span text:style-name="T3">this</text:span><text:span text:style-name="T9">.</text:span>x <text:span text:style-name="T9">=</text:span> x<text:span text:style-name="T12">;</text:span></text:p>
            <text:p text:style-name="P23"><text:s text:c="8"/><text:span text:style-name="T3">this</text:span><text:span text:style-name="T9">.</text:span>y <text:span text:style-name="T9">=</text:span> y<text:span text:style-name="T12">;</text:span></text:p>
            <text:p text:style-name="P23"><text:s text:c="8"/><text:span text:style-name="T3">this</text:span><text:span text:style-name="T9">.</text:span>width <text:span text:style-name="T9">=</text:span> width<text:span text:style-name="T12">;</text:span></text:p>
            <text:p text:style-name="P23"><text:s text:c="8"/><text:span text:style-name="T3">this</text:span><text:span text:style-name="T9">.</text:span>height <text:span text:style-name="T9">=</text:span> height<text:span text:style-name="T12">;</text:span></text:p>
            <text:p text:style-name="P23"><text:s text:c="4"/><text:span text:style-name="T12">}</text:span></text:p>
            <text:p text:style-name="P32"/>
            <text:p text:style-name="P23"><text:s text:c="4"/><text:span text:style-name="T3">public</text:span> <text:span text:style-name="T3">abstract</text:span> <text:span text:style-name="T20">void</text:span> paint<text:span text:style-name="T9">(</text:span>Graphics graphics<text:span text:style-name="T9">)</text:span><text:span text:style-name="T12">;</text:span></text:p>
            <text:p text:style-name="P23"><text:s text:c="3"/></text:p>
            <text:p text:style-name="P39"><text:span text:style-name="T12">}</text:span></text:p>
          </table:table-cell>
        </table:table-row>
      </table:table>
      <text:p text:style-name="P9"/>
      <text:p text:style-name="P9"/>
      <text:p text:style-name="P12"><text:span text:style-name="T30">Player.java</text:span><text:tab/><text:tab/>Player Sprite Class Holds all Player Data pertaining to the View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9"><text:span text:style-name="T3">import</text:span><text:span text:style-name="T8"> java</text:span><text:span text:style-name="T9">.</text:span><text:span text:style-name="T8">awt</text:span><text:span text:style-name="T9">.</text:span><text:span text:style-name="T3">*</text:span><text:span text:style-name="T12">;</text:span> <text:s/><text:span text:style-name="T17">// Using awt's graphics and Color functions</text:span></text:p>
            <text:p text:style-name="P23"><text:span text:style-name="T3">import</text:span><text:span text:style-name="T8"> java</text:span><text:span text:style-name="T9">.</text:span><text:span text:style-name="T8">awt</text:span><text:span text:style-name="T9">.</text:span><text:span text:style-name="T8">Graphics</text:span><text:span text:style-name="T12">;</text:span></text:p>
            <text:p text:style-name="P23"><text:span text:style-name="T3">import</text:span><text:span text:style-name="T8"> java</text:span><text:span text:style-name="T9">.</text:span><text:span text:style-name="T8">net</text:span><text:span text:style-name="T9">.</text:span><text:span text:style-name="T8">URL</text:span><text:span text:style-name="T12">;</text:span></text:p>
            <text:p text:style-name="P23"><text:span text:style-name="T3">import</text:span><text:span text:style-name="T8"> javax</text:span><text:span text:style-name="T9">.</text:span><text:span text:style-name="T8">swing</text:span><text:span text:style-name="T9">.</text:span><text:span text:style-name="T3">*</text:span><text:span text:style-name="T12">;</text:span></text:p>
            <text:p text:style-name="P32"/>
            <text:p text:style-name="P23"><text:span text:style-name="T3">public</text:span> <text:span text:style-name="T3">class</text:span> Player <text:span text:style-name="T3">extends</text:span> Sprite<text:span text:style-name="T12">{</text:span></text:p>
            <text:p text:style-name="P32"/>
            <text:p text:style-name="P32"/>
            <text:p text:style-name="P23"><text:s text:c="4"/><text:span text:style-name="T3">public</text:span> Player<text:span text:style-name="T9">(</text:span><text:span text:style-name="T20">int</text:span> x<text:span text:style-name="T9">,</text:span> <text:span text:style-name="T20">int</text:span> y<text:span text:style-name="T9">,</text:span> <text:span text:style-name="T20">int</text:span> width<text:span text:style-name="T9">,</text:span> <text:span text:style-name="T20">int</text:span> height<text:span text:style-name="T9">)</text:span><text:span text:style-name="T12">{</text:span></text:p>
            <text:p text:style-name="P23"><text:s text:c="8"/><text:span text:style-name="T3">super</text:span><text:span text:style-name="T9">(</text:span>x<text:span text:style-name="T9">,</text:span>y<text:span text:style-name="T9">,</text:span>width<text:span text:style-name="T9">,</text:span>height<text:span text:style-name="T9">)</text:span><text:span text:style-name="T12">;</text:span></text:p>
            <text:p text:style-name="P23"><text:s text:c="8"/><text:span text:style-name="T3">super</text:span><text:span text:style-name="T9">.</text:span>bg_color <text:span text:style-name="T9">=</text:span> Settings<text:span text:style-name="T9">.</text:span>BLACK<text:span text:style-name="T12">;</text:span></text:p>
            <text:p text:style-name="P23"><text:s text:c="4"/><text:span text:style-name="T12">}</text:span></text:p>
            <text:p text:style-name="P32"/>
            <text:p text:style-name="P23"><text:s text:c="4"/><text:span text:style-name="T3">public</text:span> <text:span text:style-name="T20">void</text:span> paint<text:span text:style-name="T9">(</text:span>Graphics graphics<text:span text:style-name="T9">)</text:span><text:span text:style-name="T12">{</text:span></text:p>
            <text:p text:style-name="P23"><text:s text:c="8"/>graphics<text:span text:style-name="T9">.</text:span>setColor<text:span text:style-name="T9">(</text:span><text:span text:style-name="T3">super</text:span><text:span text:style-name="T9">.</text:span>bg_color<text:span text:style-name="T9">)</text:span><text:span text:style-name="T12">;</text:span></text:p>
            <text:p text:style-name="P23"><text:s text:c="8"/>graphics<text:span text:style-name="T9">.</text:span>fillRect<text:span text:style-name="T9">(</text:span>x<text:span text:style-name="T9">,</text:span> y<text:span text:style-name="T9">,</text:span> width<text:span text:style-name="T9">,</text:span> height<text:span text:style-name="T9">)</text:span><text:span text:style-name="T12">;</text:span></text:p>
            <text:p text:style-name="P23"><text:s text:c="8"/><text:span text:style-name="T17">//graphics.drawImage(imgPlayer,x,y,null)</text:span></text:p>
            <text:p text:style-name="P23"><text:s text:c="4"/><text:span text:style-name="T12">}</text:span></text:p>
            <text:p text:style-name="P32"/>
            <text:p text:style-name="P39"><text:span text:style-name="T12">}</text:span></text:p>
          </table:table-cell>
        </table:table-row>
      </table:table>
      <text:p text:style-name="P9"/>
      <text:p text:style-name="P9"/>
      <text:p text:style-name="P16">Settings.java <text:span text:style-name="T36">Update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9"><text:span text:style-name="T3">public</text:span> <text:span text:style-name="T3">static</text:span> <text:span text:style-name="T3">final</text:span> int PLAYER_HEIGHT = 64<text:span text:style-name="T9">;</text:span></text:p>
            <text:p text:style-name="P23"><text:span text:style-name="T3">public</text:span> <text:span text:style-name="T3">static</text:span> <text:span text:style-name="T3">final</text:span> int PLAYER_WIDTH = 64<text:span text:style-name="T9">;</text:span></text:p>
            <text:p text:style-name="P23"><text:span text:style-name="T3">public</text:span> <text:span text:style-name="T3">static</text:span> <text:span text:style-name="T3">final</text:span> int PLAYER_START_X = CANVAS_WIDTH / 2<text:span text:style-name="T9">;</text:span></text:p>
            <text:p text:style-name="P39"><text:span text:style-name="T3">public</text:span><text:span text:style-name="T26"> </text:span><text:span text:style-name="T3">static</text:span><text:span text:style-name="T26"> </text:span><text:span text:style-name="T3">final</text:span><text:span text:style-name="T26"> int PLAYER_START_Y = CANVAS_HEIGHT / 2</text:span><text:span text:style-name="T9">;</text:span></text:p>
          </table:table-cell>
        </table:table-row>
      </table:table>
      <text:p text:style-name="P12"><text:soft-page-break/>DrawCanvas.java: Update <text:s/>Draw Player to the Screen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0"><text:span text:style-name="T3">import</text:span><text:span text:style-name="T8"> java</text:span><text:span text:style-name="T9">.</text:span><text:span text:style-name="T8">util</text:span><text:span text:style-name="T9">.</text:span><text:span text:style-name="T8">ArrayList</text:span><text:span text:style-name="T12">;</text:span></text:p>
            <text:p text:style-name="P36"/>
            <text:p text:style-name="P23"><text:span text:style-name="T3">public</text:span> <text:span text:style-name="T3">class</text:span> DrawCanvas <text:span text:style-name="T3">extends</text:span> JPanel<text:span text:style-name="T12">{</text:span></text:p>
            <text:p text:style-name="P32"/>
            <text:p text:style-name="P23"><text:s text:c="4"/><text:span text:style-name="T19">//contains all sprites to be rendered on the canvas</text:span></text:p>
            <text:p text:style-name="P23"><text:s text:c="4"/><text:span text:style-name="T5">private</text:span><text:span text:style-name="T30"> </text:span><text:span text:style-name="T22">ArrayList</text:span><text:span text:style-name="T11">&lt;</text:span><text:span text:style-name="T30">Sprite</text:span><text:span text:style-name="T11">&gt;</text:span><text:span text:style-name="T30"> sprites</text:span><text:span text:style-name="T14">;</text:span></text:p>
            <text:p text:style-name="P32"/>
            <text:p text:style-name="P23"><text:s text:c="4"/><text:span text:style-name="T5">public</text:span><text:span text:style-name="T30"> DrawCanvas</text:span><text:span text:style-name="T11">()</text:span><text:span text:style-name="T14">{</text:span></text:p>
            <text:p text:style-name="P23"><text:s text:c="8"/><text:span text:style-name="T30">sprites </text:span><text:span text:style-name="T11">=</text:span><text:span text:style-name="T30"> </text:span><text:span text:style-name="T5">new</text:span><text:span text:style-name="T30"> </text:span><text:span text:style-name="T22">ArrayList</text:span><text:span text:style-name="T11">&lt;</text:span><text:span text:style-name="T30">Sprite</text:span><text:span text:style-name="T11">&gt;()</text:span><text:span text:style-name="T14">;</text:span></text:p>
            <text:p text:style-name="P23"><text:s text:c="4"/><text:span text:style-name="T14">}</text:span></text:p>
            <text:p text:style-name="P32"/>
            <text:p text:style-name="P23"><text:s text:c="4"/><text:span text:style-name="T5">public</text:span><text:span text:style-name="T30"> </text:span><text:span text:style-name="T23">void</text:span><text:span text:style-name="T30"> setPlayer</text:span><text:span text:style-name="T11">(</text:span><text:span text:style-name="T30">Sprite sprite</text:span><text:span text:style-name="T11">)</text:span><text:span text:style-name="T14">{</text:span></text:p>
            <text:p text:style-name="P23"><text:s text:c="8"/><text:span text:style-name="T30">sprites</text:span><text:span text:style-name="T11">.</text:span><text:span text:style-name="T30">add</text:span><text:span text:style-name="T11">(</text:span><text:span text:style-name="T30">sprite</text:span><text:span text:style-name="T11">)</text:span><text:span text:style-name="T14">;</text:span></text:p>
            <text:p text:style-name="P23"><text:s text:c="4"/><text:span text:style-name="T14">}</text:span></text:p>
            <text:p text:style-name="P32"/>
            <text:p text:style-name="P23"><text:s text:c="4"/><text:span text:style-name="T25">@Override</text:span></text:p>
            <text:p text:style-name="P23"><text:s text:c="4"/><text:span text:style-name="T3">public</text:span> <text:span text:style-name="T20">void</text:span> paintComponent<text:span text:style-name="T9">(</text:span>Graphics graphics<text:span text:style-name="T9">)</text:span><text:span text:style-name="T12">{</text:span></text:p>
            <text:p text:style-name="P23"><text:s text:c="8"/><text:span text:style-name="T3">super</text:span><text:span text:style-name="T9">.</text:span>paintComponent<text:span text:style-name="T9">(</text:span>graphics<text:span text:style-name="T9">)</text:span><text:span text:style-name="T12">;</text:span></text:p>
            <text:p text:style-name="P23"><text:s text:c="8"/>setBackground<text:span text:style-name="T9">(</text:span>Settings<text:span text:style-name="T9">.</text:span>WHITE<text:span text:style-name="T9">)</text:span><text:span text:style-name="T12">;</text:span></text:p>
            <text:p text:style-name="P23"><text:s text:c="8"/><text:span text:style-name="T19">//render all sprites</text:span></text:p>
            <text:p text:style-name="P23"><text:s text:c="8"/><text:span text:style-name="T5">for</text:span><text:span text:style-name="T11">(</text:span><text:span text:style-name="T30">Sprite sprite </text:span><text:span text:style-name="T11">:</text:span><text:span text:style-name="T30"> sprites</text:span><text:span text:style-name="T11">)</text:span></text:p>
            <text:p text:style-name="P23"><text:s text:c="12"/><text:span text:style-name="T30">sprite</text:span><text:span text:style-name="T11">.</text:span><text:span text:style-name="T30">paint</text:span><text:span text:style-name="T11">(</text:span><text:span text:style-name="T30">graphics</text:span><text:span text:style-name="T11">)</text:span><text:span text:style-name="T14">;</text:span></text:p>
            <text:p text:style-name="P23"><text:s text:c="4"/><text:span text:style-name="T12">}</text:span></text:p>
            <text:p text:style-name="P39"><text:span text:style-name="T12">}</text:span></text:p>
          </table:table-cell>
        </table:table-row>
      </table:table>
      <text:p text:style-name="P10"/>
      <text:p text:style-name="P8"/>
      <text:p text:style-name="P9">View.java : <text:span text:style-name="T34">Update</text:span> <text:s/><text:tab/><text:tab/> Add Player Content to View Class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9"><text:span text:style-name="T3">private</text:span> Player player<text:span text:style-name="T9">;</text:span></text:p>
            <text:p text:style-name="P32"/>
            <text:p text:style-name="P23"><text:s text:c="4"/><text:span text:style-name="T3">public</text:span> View()<text:span text:style-name="T12">{</text:span></text:p>
            <text:p text:style-name="P23"><text:s text:c="8"/><text:span text:style-name="T30">setupPlayer</text:span><text:span text:style-name="T11">()</text:span><text:span text:style-name="T14">;</text:span></text:p>
            <text:p text:style-name="P23"><text:s text:c="8"/>setupCanvas<text:span text:style-name="T9">()</text:span><text:span text:style-name="T12">;</text:span></text:p>
            <text:p text:style-name="P23"><text:s text:c="8"/>setupJFrame<text:span text:style-name="T9">()</text:span><text:span text:style-name="T12">;</text:span></text:p>
            <text:p text:style-name="P23"><text:s text:c="4"/><text:span text:style-name="T12">}</text:span></text:p>
            <text:p text:style-name="P32"/>
            <text:p text:style-name="P23"><text:s text:c="4"/><text:span text:style-name="T5">private</text:span><text:span text:style-name="T30"> void setupPlayer()</text:span><text:span text:style-name="T14">{</text:span></text:p>
            <text:p text:style-name="P28"><text:s text:c="8"/><text:span text:style-name="T18">//construct player given x,y,hieght,width</text:span></text:p>
            <text:p text:style-name="P28"><text:s text:c="8"/><text:span text:style-name="T29">player </text:span><text:span text:style-name="T10">=</text:span><text:span text:style-name="T29"> </text:span><text:span text:style-name="T4">new</text:span><text:span text:style-name="T29"> Player</text:span><text:span text:style-name="T10">(</text:span><text:span text:style-name="T29">Settings</text:span><text:span text:style-name="T10">.</text:span><text:span text:style-name="T29">PLAYER_START_X</text:span><text:span text:style-name="T10">,</text:span><text:span text:style-name="T29">Settings</text:span><text:span text:style-name="T10">.</text:span><text:span text:style-name="T29">PLAYER_START_Y</text:span><text:span text:style-name="T10">,</text:span></text:p>
            <text:p text:style-name="P28"><text:s text:c="28"/><text:span text:style-name="T29">Settings</text:span><text:span text:style-name="T10">.</text:span><text:span text:style-name="T29">PLAYER_HEIGHT</text:span><text:span text:style-name="T10">,</text:span><text:span text:style-name="T29">Settings</text:span><text:span text:style-name="T10">.</text:span><text:span text:style-name="T29">PLAYER_WIDTH</text:span><text:span text:style-name="T10">)</text:span><text:span text:style-name="T13">;</text:span></text:p>
            <text:p text:style-name="P28"><text:s text:c="4"/><text:span text:style-name="T13">}</text:span></text:p>
            <text:p text:style-name="P34"/>
            <text:p text:style-name="P23"><text:s text:c="4"/><text:span text:style-name="T3">private</text:span> void setupCanvas()<text:span text:style-name="T12">{</text:span></text:p>
            <text:p text:style-name="P23"><text:s text:c="8"/><text:span text:style-name="T17">//Set up the drawing Canvas (JPanel)</text:span></text:p>
            <text:p text:style-name="P23"><text:s text:c="8"/>canvas <text:span text:style-name="T9">=</text:span> <text:span text:style-name="T3">new</text:span> DrawCanvas<text:span text:style-name="T9">()</text:span><text:span text:style-name="T12">;</text:span></text:p>
            <text:p text:style-name="P23"><text:s text:c="7"/><text:span text:style-name="T30"><text:s/>canvas</text:span><text:span text:style-name="T11">.</text:span><text:span text:style-name="T30">setPlayer</text:span><text:span text:style-name="T11">(</text:span><text:span text:style-name="T5">this</text:span><text:span text:style-name="T11">.</text:span><text:span text:style-name="T30">player</text:span><text:span text:style-name="T11">)</text:span><text:span text:style-name="T14">;</text:span></text:p>
            <text:p text:style-name="P27"><text:s text:c="8"/>canvas<text:span text:style-name="T9">.</text:span>setPreferredSize<text:span text:style-name="T9">(</text:span><text:span text:style-name="T3">new</text:span> </text:p>
            <text:p text:style-name="P27"><text:s text:c="17"/>Dimension<text:span text:style-name="T9">(</text:span>Settings<text:span text:style-name="T9">.</text:span>CANVAS_WIDTH<text:span text:style-name="T9">,</text:span>Settings<text:span text:style-name="T9">.</text:span>CANVAS_HEIGHT<text:span text:style-name="T9">))</text:span><text:span text:style-name="T12">;</text:span></text:p>
            <text:p text:style-name="P23"><text:s text:c="4"/></text:p>
            <text:p text:style-name="P38"><text:span text:style-name="T26"><text:s text:c="4"/></text:span><text:span text:style-name="T12">}</text:span></text:p>
          </table:table-cell>
        </table:table-row>
      </table:table>
      <text:p text:style-name="P13"/>
      <text:p text:style-name="P5"/>
      <text:p text:style-name="P5"/>
      <text:p text:style-name="P22"><text:span text:style-name="T35">Third Coding Video: Change Sprite image and get it moving </text:span></text:p>
      <text:p text:style-name="P11"/>
      <text:p text:style-name="P6">View.java <text:s/>Updates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6"><text:s text:c="4"/><text:span text:style-name="T7">public</text:span><text:span text:style-name="T37"> View()</text:span><text:span text:style-name="T15">{</text:span></text:p>
            <text:p text:style-name="P23"><text:s text:c="8"/>setupPlayer<text:span text:style-name="T9">()</text:span><text:span text:style-name="T12">;</text:span></text:p>
            <text:p text:style-name="P23"><text:s text:c="8"/>setupCanvas<text:span text:style-name="T9">()</text:span><text:span text:style-name="T12">;</text:span></text:p>
            <text:p text:style-name="P23"><text:s text:c="8"/><text:span text:style-name="T30">playerMovementListener</text:span><text:span text:style-name="T11">()</text:span><text:span text:style-name="T14">;</text:span></text:p>
            <text:p text:style-name="P23"><text:s text:c="8"/>setupJFrame<text:span text:style-name="T9">()</text:span><text:span text:style-name="T12">;</text:span></text:p>
            <text:p text:style-name="P23"><text:s text:c="4"/><text:span text:style-name="T12">}</text:span></text:p>
            <text:p text:style-name="P23"><text:s text:c="4"/></text:p>
            <text:p text:style-name="P23"><text:s text:c="4"/><text:span text:style-name="T30">//</text:span><text:span text:style-name="T31">New Method playerMovementListener</text:span></text:p>
            <text:p text:style-name="P23"><text:s text:c="4"/><text:span text:style-name="T6">private</text:span><text:span text:style-name="T38"> void playerMovementListener()</text:span><text:span text:style-name="T16">{</text:span></text:p>
            <text:p text:style-name="P28"><text:s text:c="8"/>addKeyListener<text:span text:style-name="T9">(</text:span><text:span text:style-name="T3">new</text:span> KeyAdapter<text:span text:style-name="T9">()</text:span><text:span text:style-name="T12">{</text:span></text:p>
            <text:p text:style-name="P28"><text:s text:c="12"/><text:span text:style-name="T25">@Override</text:span></text:p>
            <text:p text:style-name="P28"><text:s text:c="12"/><text:span text:style-name="T3">public</text:span> <text:span text:style-name="T20">void</text:span> keyPressed<text:span text:style-name="T9">(</text:span>KeyEvent event<text:span text:style-name="T9">)</text:span><text:span text:style-name="T12">{</text:span></text:p>
            <text:p text:style-name="P28"><text:s text:c="16"/><text:span text:style-name="T3">switch</text:span><text:span text:style-name="T9">(</text:span>event<text:span text:style-name="T9">.</text:span>getKeyCode<text:span text:style-name="T9">())</text:span><text:span text:style-name="T12">{</text:span></text:p>
            <text:p text:style-name="P28"><text:s text:c="20"/><text:span text:style-name="T3">case</text:span> KeyEvent<text:span text:style-name="T9">.</text:span>VK_LEFT<text:span text:style-name="T9">:</text:span> <text:s/>player<text:span text:style-name="T9">.</text:span>move<text:span text:style-name="T9">(</text:span><text:span text:style-name="T24">"Left"</text:span><text:span text:style-name="T9">,</text:span>canvas<text:span text:style-name="T9">)</text:span><text:span text:style-name="T12">;</text:span> <text:span text:style-name="T3">break</text:span><text:span text:style-name="T12">;</text:span></text:p>
            <text:p text:style-name="P28"><text:s text:c="20"/><text:span text:style-name="T3">case</text:span> KeyEvent<text:span text:style-name="T9">.</text:span>VK_RIGHT<text:span text:style-name="T9">:</text:span> player<text:span text:style-name="T9">.</text:span>move<text:span text:style-name="T9">(</text:span><text:span text:style-name="T24">"Right"</text:span><text:span text:style-name="T9">,</text:span>canvas<text:span text:style-name="T9">)</text:span><text:span text:style-name="T12">;</text:span><text:span text:style-name="T3">break</text:span><text:span text:style-name="T12">;</text:span></text:p>
            <text:p text:style-name="P28"><text:s text:c="20"/><text:span text:style-name="T3">case</text:span> KeyEvent<text:span text:style-name="T9">.</text:span>VK_UP<text:span text:style-name="T9">:</text:span> <text:s text:c="3"/>player<text:span text:style-name="T9">.</text:span>move<text:span text:style-name="T9">(</text:span><text:span text:style-name="T24">"Up"</text:span><text:span text:style-name="T9">,</text:span>canvas<text:span text:style-name="T9">)</text:span><text:span text:style-name="T12">;</text:span> <text:s text:c="2"/><text:span text:style-name="T3">break</text:span><text:span text:style-name="T12">;</text:span></text:p>
            <text:p text:style-name="P28"><text:s text:c="20"/><text:span text:style-name="T3">case</text:span> KeyEvent<text:span text:style-name="T9">.</text:span>VK_DOWN<text:span text:style-name="T9">:</text:span> <text:s/>player<text:span text:style-name="T9">.</text:span>move<text:span text:style-name="T9">(</text:span><text:span text:style-name="T24">"Down"</text:span><text:span text:style-name="T9">,</text:span>canvas<text:span text:style-name="T9">)</text:span><text:span text:style-name="T12">;</text:span> <text:span text:style-name="T3">break</text:span><text:span text:style-name="T12">;</text:span></text:p>
            <text:p text:style-name="P28"><text:s text:c="16"/><text:span text:style-name="T12">}</text:span></text:p>
            <text:p text:style-name="P28"><text:s text:c="12"/><text:span text:style-name="T12">}</text:span></text:p>
            <text:p text:style-name="P28"><text:s text:c="8"/><text:span text:style-name="T12">}</text:span><text:span text:style-name="T9">)</text:span><text:span text:style-name="T12">;</text:span></text:p>
            <text:p text:style-name="P41"><text:span text:style-name="T26"><text:s text:c="4"/></text:span><text:span text:style-name="T12">}</text:span></text:p>
          </table:table-cell>
        </table:table-row>
      </table:table>
      <text:p text:style-name="P14"/>
      <text:p text:style-name="P6">Settings.java <text:s/>Update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5"><text:span text:style-name="T3">public</text:span><text:span text:style-name="T26"> </text:span><text:span text:style-name="T3">static</text:span><text:span text:style-name="T26"> </text:span><text:span text:style-name="T3">final</text:span><text:span text:style-name="T26"> String PLAYER_FILE_NAME = "Images/Ghost.png"</text:span><text:span text:style-name="T9">;</text:span></text:p>
          </table:table-cell>
        </table:table-row>
      </table:table>
      <text:p text:style-name="P14"/>
      <text:p text:style-name="P15">Adding design elements to encapsulate player movement into Class Player, but the trade-off is having to have multiple switch case selection structures. <text:s/>I made one repaint method instead of making a method for moving in each direction</text:p>
      <text:p text:style-name="P14"/>
      <text:p text:style-name="P6">Player.java Update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9"><text:span text:style-name="T3">public</text:span> <text:span text:style-name="T3">class</text:span> Player <text:span text:style-name="T3">extends</text:span> Sprite<text:span text:style-name="T12">{</text:span></text:p>
            <text:p text:style-name="P32"/>
            <text:p text:style-name="P32"/>
            <text:p text:style-name="P23"><text:s text:c="4"/><text:span text:style-name="T3">public</text:span> Player<text:span text:style-name="T9">(</text:span><text:span text:style-name="T20">int</text:span> x<text:span text:style-name="T9">,</text:span> <text:span text:style-name="T20">int</text:span> y<text:span text:style-name="T9">,</text:span> <text:span text:style-name="T20">int</text:span> width<text:span text:style-name="T9">,</text:span> <text:span text:style-name="T20">int</text:span> height<text:span text:style-name="T9">)</text:span><text:span text:style-name="T12">{</text:span></text:p>
            <text:p text:style-name="P23"><text:s text:c="8"/><text:span text:style-name="T3">super</text:span><text:span text:style-name="T9">(</text:span>x<text:span text:style-name="T9">,</text:span>y<text:span text:style-name="T9">,</text:span>width<text:span text:style-name="T9">,</text:span>height<text:span text:style-name="T9">)</text:span><text:span text:style-name="T12">;</text:span></text:p>
            <text:p text:style-name="P23"><text:s text:c="8"/><text:span text:style-name="T3">super</text:span><text:span text:style-name="T9">.</text:span>bg_color <text:span text:style-name="T9">=</text:span> Settings<text:span text:style-name="T9">.</text:span>WHITE<text:span text:style-name="T12">;</text:span></text:p>
            <text:p text:style-name="P23"><text:s text:c="8"/><text:span text:style-name="T30">setUpGraphics</text:span><text:span text:style-name="T11">()</text:span><text:span text:style-name="T14">;</text:span></text:p>
            <text:p text:style-name="P23"><text:s text:c="4"/><text:span text:style-name="T12">}</text:span></text:p>
            <text:p text:style-name="P32"/>
            <text:p text:style-name="P23"><text:s text:c="4"/><text:span text:style-name="T3">public</text:span> <text:span text:style-name="T20">void</text:span> paint<text:span text:style-name="T9">(</text:span>Graphics graphics<text:span text:style-name="T9">)</text:span><text:span text:style-name="T12">{</text:span></text:p>
            <text:p text:style-name="P23"><text:s text:c="8"/>graphics<text:span text:style-name="T9">.</text:span>setColor<text:span text:style-name="T9">(</text:span><text:span text:style-name="T3">super</text:span><text:span text:style-name="T9">.</text:span>bg_color<text:span text:style-name="T9">)</text:span><text:span text:style-name="T12">;</text:span></text:p>
            <text:p text:style-name="P23"><text:s text:c="8"/>graphics<text:span text:style-name="T9">.</text:span>fillRect<text:span text:style-name="T9">(</text:span>x<text:span text:style-name="T9">,</text:span> y<text:span text:style-name="T9">,</text:span> width<text:span text:style-name="T9">,</text:span> height<text:span text:style-name="T9">)</text:span><text:span text:style-name="T12">;</text:span></text:p>
            <text:p text:style-name="P23"><text:s text:c="8"/><text:span text:style-name="T30">graphics</text:span><text:span text:style-name="T11">.</text:span><text:span text:style-name="T30">drawImage</text:span><text:span text:style-name="T11">(</text:span><text:span text:style-name="T5">super</text:span><text:span text:style-name="T11">.</text:span><text:span text:style-name="T30">image</text:span><text:span text:style-name="T11">,</text:span><text:span text:style-name="T30">x</text:span><text:span text:style-name="T11">,</text:span><text:span text:style-name="T30">y</text:span><text:span text:style-name="T11">,</text:span><text:span text:style-name="T5">null</text:span><text:span text:style-name="T11">)</text:span><text:span text:style-name="T14">;</text:span></text:p>
            <text:p text:style-name="P23"><text:s text:c="4"/><text:span text:style-name="T12">}</text:span></text:p>
            <text:p text:style-name="P32"/>
            <text:p text:style-name="P32"><text:s text:c="4"/><text:span text:style-name="T30">//</text:span><text:span text:style-name="T33">new Method setUpGraphics</text:span></text:p>
            <text:p text:style-name="P23"><text:s text:c="4"/><text:span text:style-name="T3">public</text:span> <text:span text:style-name="T20">void</text:span> setUpGraphics<text:span text:style-name="T9">()</text:span><text:span text:style-name="T12">{</text:span></text:p>
            <text:p text:style-name="P23"><text:s text:c="8"/>ImageIcon iconPlayer <text:span text:style-name="T9">=</text:span> <text:span text:style-name="T3">null</text:span><text:span text:style-name="T12">;</text:span></text:p>
            <text:p text:style-name="P31"><text:s text:c="8"/><text:span text:style-name="T21">URL</text:span> imgURL <text:span text:style-name="T9">=</text:span> getClass<text:span text:style-name="T9">().</text:span>getClassLoader<text:span text:style-name="T9">()</text:span></text:p>
            <text:p text:style-name="P31"><text:span text:style-name="T9"><text:s text:c="24"/>.</text:span>getResource<text:span text:style-name="T9">(</text:span>Settings<text:span text:style-name="T9">.</text:span>PLAYER_FILE_NAME<text:span text:style-name="T9">)</text:span><text:span text:style-name="T12">;</text:span></text:p>
            <text:p text:style-name="P23"><text:s text:c="8"/><text:span text:style-name="T3">if</text:span><text:span text:style-name="T9">(</text:span>imgURL <text:span text:style-name="T9">!=</text:span> <text:span text:style-name="T3">null</text:span><text:span text:style-name="T9">)</text:span><text:span text:style-name="T12">{</text:span></text:p>
            <text:p text:style-name="P23"><text:s text:c="12"/>iconPlayer <text:span text:style-name="T9">=</text:span> <text:span text:style-name="T3">new</text:span> ImageIcon<text:span text:style-name="T9">(</text:span>imgURL<text:span text:style-name="T9">)</text:span><text:span text:style-name="T12">;</text:span></text:p>
            <text:p text:style-name="P23"><text:soft-page-break/><text:s text:c="8"/><text:span text:style-name="T12">}</text:span><text:span text:style-name="T3">else</text:span><text:span text:style-name="T12">{</text:span></text:p>
            <text:p text:style-name="P23"><text:s text:c="12"/><text:span text:style-name="T21">System</text:span><text:span text:style-name="T9">.</text:span>err<text:span text:style-name="T9">.</text:span>println<text:span text:style-name="T9">(</text:span><text:span text:style-name="T24">"Couldn't find file: "</text:span><text:span text:style-name="T9">+</text:span> Settings<text:span text:style-name="T9">.</text:span>PLAYER_FILE_NAME<text:span text:style-name="T9">)</text:span><text:span text:style-name="T12">;</text:span></text:p>
            <text:p text:style-name="P23"><text:s text:c="8"/><text:span text:style-name="T12">}</text:span></text:p>
            <text:p text:style-name="P23"><text:s text:c="8"/><text:span text:style-name="T3">super</text:span><text:span text:style-name="T9">.</text:span>image <text:span text:style-name="T9">=</text:span> iconPlayer<text:span text:style-name="T9">.</text:span>getImage<text:span text:style-name="T9">()</text:span><text:span text:style-name="T12">;</text:span></text:p>
            <text:p text:style-name="P23"><text:s text:c="4"/><text:span text:style-name="T12">}</text:span></text:p>
            <text:p text:style-name="P32"/>
            <text:p text:style-name="P37"><text:s text:c="4"/><text:span text:style-name="T30">//</text:span><text:span text:style-name="T33">new Method setUpGraphics</text:span></text:p>
            <text:p text:style-name="P23"><text:s text:c="4"/><text:span text:style-name="T3">public</text:span> Image getPlayerImage<text:span text:style-name="T9">()</text:span><text:span text:style-name="T12">{</text:span></text:p>
            <text:p text:style-name="P23"><text:s text:c="8"/><text:span text:style-name="T3">return</text:span> <text:span text:style-name="T3">super</text:span><text:span text:style-name="T9">.</text:span>image<text:span text:style-name="T12">;</text:span></text:p>
            <text:p text:style-name="P23"><text:s text:c="4"/><text:span text:style-name="T12">}</text:span></text:p>
            <text:p text:style-name="P32"/>
            <text:p text:style-name="P37"><text:s text:c="4"/><text:span text:style-name="T30">//</text:span><text:span text:style-name="T33">new Method setUpGraphics</text:span></text:p>
            <text:p text:style-name="P23"><text:s text:c="4"/><text:span text:style-name="T3">public</text:span> <text:span text:style-name="T20">void</text:span> move<text:span text:style-name="T9">(</text:span><text:span text:style-name="T21">String</text:span> direction<text:span text:style-name="T9">,</text:span> DrawCanvas canvas<text:span text:style-name="T9">)</text:span><text:span text:style-name="T12">{</text:span></text:p>
            <text:p text:style-name="P23"><text:s text:c="8"/><text:span text:style-name="T20">int</text:span> savedX <text:span text:style-name="T9">=</text:span> <text:span text:style-name="T3">super</text:span><text:span text:style-name="T9">.</text:span>x<text:span text:style-name="T12">;</text:span> </text:p>
            <text:p text:style-name="P23"><text:s text:c="8"/><text:span text:style-name="T20">int</text:span> savedY <text:span text:style-name="T9">=</text:span> <text:span text:style-name="T3">super</text:span><text:span text:style-name="T9">.</text:span>y<text:span text:style-name="T12">;</text:span></text:p>
            <text:p text:style-name="P23"><text:s text:c="8"/><text:span text:style-name="T3">switch</text:span><text:span text:style-name="T9">(</text:span>direction<text:span text:style-name="T9">)</text:span><text:span text:style-name="T12">{</text:span></text:p>
            <text:p text:style-name="P23"><text:s text:c="12"/><text:span text:style-name="T3">case</text:span> <text:span text:style-name="T24">"Left"</text:span><text:span text:style-name="T9">:</text:span> <text:span text:style-name="T12">{</text:span></text:p>
            <text:p text:style-name="P23"><text:s text:c="16"/><text:span text:style-name="T3">super</text:span><text:span text:style-name="T9">.</text:span>x <text:span text:style-name="T9">-=</text:span><text:span text:style-name="T28">10</text:span><text:span text:style-name="T12">;</text:span></text:p>
            <text:p text:style-name="P23"><text:s text:c="16"/>repaint<text:span text:style-name="T9">(</text:span>savedX<text:span text:style-name="T9">,</text:span> <text:span text:style-name="T3">super</text:span><text:span text:style-name="T9">.</text:span>y<text:span text:style-name="T9">,</text:span>canvas<text:span text:style-name="T9">)</text:span><text:span text:style-name="T12">;</text:span></text:p>
            <text:p text:style-name="P23"><text:s text:c="12"/><text:span text:style-name="T12">}</text:span><text:span text:style-name="T3">break</text:span><text:span text:style-name="T12">;</text:span></text:p>
            <text:p text:style-name="P23"><text:s text:c="12"/><text:span text:style-name="T3">case</text:span> <text:span text:style-name="T24">"Right"</text:span><text:span text:style-name="T9">:</text:span> <text:span text:style-name="T12">{</text:span></text:p>
            <text:p text:style-name="P23"><text:s text:c="16"/><text:span text:style-name="T3">super</text:span><text:span text:style-name="T9">.</text:span>x <text:span text:style-name="T9">+=</text:span><text:span text:style-name="T28">10</text:span><text:span text:style-name="T12">;</text:span></text:p>
            <text:p text:style-name="P23"><text:s text:c="16"/>repaint<text:span text:style-name="T9">(</text:span>savedX<text:span text:style-name="T9">,</text:span> <text:span text:style-name="T3">super</text:span><text:span text:style-name="T9">.</text:span>y<text:span text:style-name="T9">,</text:span>canvas<text:span text:style-name="T9">)</text:span><text:span text:style-name="T12">;</text:span></text:p>
            <text:p text:style-name="P23"><text:s text:c="12"/><text:span text:style-name="T12">}</text:span><text:span text:style-name="T3">break</text:span><text:span text:style-name="T12">;</text:span></text:p>
            <text:p text:style-name="P23"><text:s text:c="12"/><text:span text:style-name="T3">case</text:span> <text:span text:style-name="T24">"Up"</text:span><text:span text:style-name="T9">:</text:span> <text:span text:style-name="T12">{</text:span></text:p>
            <text:p text:style-name="P23"><text:s text:c="16"/><text:span text:style-name="T3">super</text:span><text:span text:style-name="T9">.</text:span>y <text:span text:style-name="T9">-=</text:span><text:span text:style-name="T28">10</text:span><text:span text:style-name="T12">;</text:span></text:p>
            <text:p text:style-name="P23"><text:s text:c="16"/>repaint<text:span text:style-name="T9">(</text:span><text:span text:style-name="T3">super</text:span><text:span text:style-name="T9">.</text:span>x<text:span text:style-name="T9">,</text:span> savedY<text:span text:style-name="T9">,</text:span>canvas<text:span text:style-name="T9">)</text:span><text:span text:style-name="T12">;</text:span></text:p>
            <text:p text:style-name="P23"><text:s text:c="12"/><text:span text:style-name="T12">}</text:span><text:span text:style-name="T3">break</text:span><text:span text:style-name="T12">;</text:span></text:p>
            <text:p text:style-name="P23"><text:s text:c="12"/><text:span text:style-name="T3">case</text:span> <text:span text:style-name="T24">"Down"</text:span><text:span text:style-name="T9">:</text:span><text:span text:style-name="T12">{</text:span></text:p>
            <text:p text:style-name="P23"><text:s text:c="16"/><text:span text:style-name="T3">super</text:span><text:span text:style-name="T9">.</text:span>y <text:span text:style-name="T9">+=</text:span><text:span text:style-name="T28">10</text:span><text:span text:style-name="T12">;</text:span></text:p>
            <text:p text:style-name="P23"><text:s text:c="16"/>repaint<text:span text:style-name="T9">(</text:span><text:span text:style-name="T3">super</text:span><text:span text:style-name="T9">.</text:span>x<text:span text:style-name="T9">,</text:span> savedY<text:span text:style-name="T9">,</text:span>canvas<text:span text:style-name="T9">)</text:span><text:span text:style-name="T12">;</text:span></text:p>
            <text:p text:style-name="P23"><text:s text:c="12"/><text:span text:style-name="T12">}</text:span><text:span text:style-name="T3">break</text:span><text:span text:style-name="T12">;</text:span></text:p>
            <text:p text:style-name="P23"><text:s text:c="8"/><text:span text:style-name="T12">}</text:span></text:p>
            <text:p text:style-name="P23"><text:s text:c="4"/><text:span text:style-name="T12">}</text:span></text:p>
            <text:p text:style-name="P32"/>
            <text:p text:style-name="P37"><text:s text:c="4"/><text:span text:style-name="T30">//</text:span><text:span text:style-name="T33">new Method setUpGraphics</text:span></text:p>
            <text:p text:style-name="P23"><text:s text:c="4"/><text:span text:style-name="T3">private</text:span> <text:span text:style-name="T20">void</text:span> repaint<text:span text:style-name="T9">(</text:span><text:span text:style-name="T20">int</text:span> x<text:span text:style-name="T9">,</text:span> <text:span text:style-name="T20">int</text:span> y<text:span text:style-name="T9">,</text:span> DrawCanvas canvas<text:span text:style-name="T9">)</text:span><text:span text:style-name="T12">{</text:span></text:p>
            <text:p text:style-name="P24"><text:s text:c="8"/><text:span text:style-name="T17">//Repaint only the affected areas, not the entire JFrame for efficiency</text:span></text:p>
            <text:p text:style-name="P24"><text:s text:c="8"/>canvas<text:span text:style-name="T9">.</text:span>repaint<text:span text:style-name="T9">(</text:span>x<text:span text:style-name="T9">,</text:span>y<text:span text:style-name="T9">,</text:span> Settings<text:span text:style-name="T9">.</text:span>PLAYER_WIDTH<text:span text:style-name="T9">,</text:span>Settings<text:span text:style-name="T9">.</text:span>PLAYER_HEIGHT<text:span text:style-name="T9">)</text:span><text:span text:style-name="T12">;</text:span></text:p>
            <text:p text:style-name="P24"><text:s text:c="8"/>canvas<text:span text:style-name="T9">.</text:span>repaint<text:span text:style-name="T9">(</text:span><text:span text:style-name="T3">super</text:span><text:span text:style-name="T9">.</text:span>x<text:span text:style-name="T9">,</text:span><text:span text:style-name="T3">super</text:span><text:span text:style-name="T9">.</text:span>y<text:span text:style-name="T9">,</text:span> Settings<text:span text:style-name="T9">.</text:span>PLAYER_WIDTH<text:span text:style-name="T9">,</text:span>Settings<text:span text:style-name="T9">.</text:span>PLAYER_HEIGHT<text:span text:style-name="T9">)</text:span><text:span text:style-name="T12">;</text:span></text:p>
            <text:p text:style-name="P23"><text:s text:c="4"/><text:span text:style-name="T12">}</text:span></text:p>
            <text:p text:style-name="P32"/>
            <text:p text:style-name="P39"><text:span text:style-name="T12">}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2:58:19.771468758</meta:creation-date>
    <meta:generator>LibreOffice/6.0.7.3$Linux_X86_64 LibreOffice_project/00m0$Build-3</meta:generator>
    <dc:date>2020-06-08T18:11:52.156313085</dc:date>
    <meta:editing-duration>PT30M30S</meta:editing-duration>
    <meta:editing-cycles>4</meta:editing-cycles>
    <meta:document-statistic meta:table-count="12" meta:image-count="0" meta:object-count="0" meta:page-count="6" meta:paragraph-count="240" meta:word-count="791" meta:character-count="8011" meta:non-whitespace-character-count="6004"/>
  </office:meta>
</office:document-meta>
</file>